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2.6228in"/>
    </style:style>
    <style:style style:name="co4" style:family="table-column">
      <style:table-column-properties fo:break-before="auto" style:column-width="0.9535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4354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5035in"/>
    </style:style>
    <style:style style:name="co10" style:family="table-column">
      <style:table-column-properties fo:break-before="auto" style:column-width="1.5165in"/>
    </style:style>
    <style:style style:name="co11" style:family="table-column">
      <style:table-column-properties fo:break-before="auto" style:column-width="1.3945in"/>
    </style:style>
    <style:style style:name="co12" style:family="table-column">
      <style:table-column-properties fo:break-before="auto" style:column-width="1.761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9126in"/>
    </style:style>
    <style:style style:name="co15" style:family="table-column">
      <style:table-column-properties fo:break-before="auto" style:column-width="0.933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 style:data-style-name="N125">
      <style:table-cell-properties fo:background-color="#00ff00"/>
    </style:style>
    <style:style style:name="ce3" style:family="table-cell" style:parent-style-name="Default" style:data-style-name="N125"/>
  </office:automatic-styles>
  <office:body>
    <office:spreadsheet>
      <table:table table:name="Instance Feature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2" office:value-type="string" calcext:value-type="string">
            <text:p>n_neg_eig_vals/n_variables</text:p>
          </table:table-cell>
          <table:table-cell table:style-name="ce2" office:value-type="string" calcext:value-type="string">
            <text:p>n_nonzeros /(n_variables*n_variables)</text:p>
          </table:table-cell>
          <table:table-cell table:style-name="ce1" office:value-type="string" calcext:value-type="string">
            <text:p><text:s/>n_variables </text:p>
          </table:table-cell>
          <table:table-cell table:style-name="ce1" office:value-type="string" calcext:value-type="string">
            <text:p><text:s/>n_integer_variables </text:p>
          </table:table-cell>
          <table:table-cell table:style-name="ce1" office:value-type="string" calcext:value-type="string">
            <text:p><text:s/>n_binary_variables </text:p>
          </table:table-cell>
          <table:table-cell table:style-name="ce1" office:value-type="string" calcext:value-type="string">
            <text:p><text:s/>n_ternary_variables </text:p>
          </table:table-cell>
          <table:table-cell table:style-name="ce1" office:value-type="string" calcext:value-type="string">
            <text:p><text:s/>n_semicont_variables </text:p>
          </table:table-cell>
          <table:table-cell table:style-name="ce1" office:value-type="string" calcext:value-type="string">
            <text:p><text:s/>n_semiint_variables </text:p>
          </table:table-cell>
          <table:table-cell table:style-name="ce1" office:value-type="string" calcext:value-type="string">
            <text:p><text:s/>n_linear_constraints </text:p>
          </table:table-cell>
          <table:table-cell table:style-name="ce1" office:value-type="string" calcext:value-type="string">
            <text:p><text:s/>n_box_constraints </text:p>
          </table:table-cell>
          <table:table-cell table:style-name="ce1" office:value-type="string" calcext:value-type="string">
            <text:p><text:s/>n_quadratic_constraints </text:p>
          </table:table-cell>
          <table:table-cell table:style-name="ce1" office:value-type="string" calcext:value-type="string">
            <text:p><text:s/>n_convex_constraints </text:p>
          </table:table-cell>
          <table:table-cell table:style-name="ce1" office:value-type="string" calcext:value-type="string">
            <text:p>QPLIB_OF</text:p>
          </table:table-cell>
          <table:table-cell table:style-name="ce1" office:value-type="string" calcext:value-type="string">
            <text:p>QPLIB_VAR</text:p>
          </table:table-cell>
          <table:table-cell table:style-name="ce1" office:value-type="string" calcext:value-type="string">
            <text:p>QPLIB_CON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final_qplib_0018</text:p>
          </table:table-cell>
          <table:table-cell office:value-type="float" office:value="0.48" calcext:value-type="float">
            <text:p>0.48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0031</text:p>
          </table:table-cell>
          <table:table-cell office:value-type="float" office:value="0.183333" calcext:value-type="float">
            <text:p>0.18333300</text:p>
          </table:table-cell>
          <table:table-cell office:value-type="float" office:value="0.249444" calcext:value-type="float">
            <text:p>0.249444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032</text:p>
          </table:table-cell>
          <table:table-cell office:value-type="float" office:value="0.25" calcext:value-type="float">
            <text:p>0.25000000</text:p>
          </table:table-cell>
          <table:table-cell office:value-type="float" office:value="0.2498" calcext:value-type="float">
            <text:p>0.2498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067</text:p>
          </table:table-cell>
          <table:table-cell office:value-type="float" office:value="0.475" calcext:value-type="float">
            <text:p>0.47500000</text:p>
          </table:table-cell>
          <table:table-cell office:value-type="float" office:value="0.88875" calcext:value-type="float">
            <text:p>0.88875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343</text:p>
          </table:table-cell>
          <table:table-cell office:value-type="float" office:value="0.48" calcext:value-type="float">
            <text:p>0.48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0633</text:p>
          </table:table-cell>
          <table:table-cell office:value-type="float" office:value="0.586667" calcext:value-type="float">
            <text:p>0.58666700</text:p>
          </table:table-cell>
          <table:table-cell office:value-type="float" office:value="0.986667" calcext:value-type="float">
            <text:p>0.986667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78</text:p>
          </table:table-cell>
          <table:table-cell table:number-columns-repeated="2"/>
          <table:table-cell office:value-type="float" office:value="15137" calcext:value-type="float">
            <text:p>15137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57" calcext:value-type="float">
            <text:p>7457</text:p>
          </table:table-cell>
          <table:table-cell office:value-type="float" office:value="737" calcext:value-type="float">
            <text:p>737</text:p>
          </table:table-cell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4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5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519" calcext:value-type="float">
            <text:p>519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6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0" calcext:value-type="float">
            <text:p>4440</text:p>
          </table:table-cell>
          <table:table-cell office:value-type="float" office:value="1512" calcext:value-type="float">
            <text:p>1512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7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1651" calcext:value-type="float">
            <text:p>165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8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68" calcext:value-type="float">
            <text:p>20568</text:p>
          </table:table-cell>
          <table:table-cell office:value-type="float" office:value="3824" calcext:value-type="float">
            <text:p>3824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89</text:p>
          </table:table-cell>
          <table:table-cell table:number-columns-repeated="2"/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1112" calcext:value-type="float">
            <text:p>111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90</text:p>
          </table:table-cell>
          <table:table-cell table:number-columns-repeated="2"/>
          <table:table-cell office:value-type="float" office:value="16476" calcext:value-type="float">
            <text:p>16476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00" calcext:value-type="float">
            <text:p>112400</text:p>
          </table:table-cell>
          <table:table-cell office:value-type="float" office:value="10048" calcext:value-type="float">
            <text:p>1004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96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69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752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99968" calcext:value-type="float">
            <text:p>0.099968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0911</text:p>
          </table:table-cell>
          <table:table-cell office:value-type="float" office:value="0.44" calcext:value-type="float">
            <text:p>0.44000000</text:p>
          </table:table-cell>
          <table:table-cell office:value-type="float" office:value="0.5048" calcext:value-type="float">
            <text:p>0.5048000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097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5064" calcext:value-type="float">
            <text:p>0.5064000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05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14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7125" calcext:value-type="float">
            <text:p>0.9712500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157</text:p>
          </table:table-cell>
          <table:table-cell office:value-type="float" office:value="0.25" calcext:value-type="float">
            <text:p>0.25000000</text:p>
          </table:table-cell>
          <table:table-cell office:value-type="float" office:value="0.945" calcext:value-type="float">
            <text:p>0.9450000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353</text:p>
          </table:table-cell>
          <table:table-cell office:value-type="float" office:value="0.26" calcext:value-type="float">
            <text:p>0.26000000</text:p>
          </table:table-cell>
          <table:table-cell office:value-type="float" office:value="0.958" calcext:value-type="float">
            <text:p>0.958000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423</text:p>
          </table:table-cell>
          <table:table-cell office:value-type="float" office:value="0.75" calcext:value-type="float">
            <text:p>0.75000000</text:p>
          </table:table-cell>
          <table:table-cell office:value-type="float" office:value="0.95375" calcext:value-type="float">
            <text:p>0.9537500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437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556" calcext:value-type="float">
            <text:p>0.955600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451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490833" calcext:value-type="float">
            <text:p>0.4908330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49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73125" calcext:value-type="float">
            <text:p>0.9731250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507</text:p>
          </table:table-cell>
          <table:table-cell office:value-type="float" office:value="0.266667" calcext:value-type="float">
            <text:p>0.26666700</text:p>
          </table:table-cell>
          <table:table-cell office:value-type="float" office:value="0.957778" calcext:value-type="float">
            <text:p>0.9577780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53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43056" calcext:value-type="float">
            <text:p>0.9430560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619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552" calcext:value-type="float">
            <text:p>0.955200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661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53611" calcext:value-type="float">
            <text:p>0.9536110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675</text:p>
          </table:table-cell>
          <table:table-cell office:value-type="float" office:value="0.516667" calcext:value-type="float">
            <text:p>0.51666700</text:p>
          </table:table-cell>
          <table:table-cell office:value-type="float" office:value="0.487778" calcext:value-type="float">
            <text:p>0.4877780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703</text:p>
          </table:table-cell>
          <table:table-cell office:value-type="float" office:value="0.516667" calcext:value-type="float">
            <text:p>0.51666700</text:p>
          </table:table-cell>
          <table:table-cell office:value-type="float" office:value="0.979167" calcext:value-type="float">
            <text:p>0.9791670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74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4876" calcext:value-type="float">
            <text:p>0.4876000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77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47778" calcext:value-type="float">
            <text:p>0.9477780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886</text:p>
          </table:table-cell>
          <table:table-cell table:number-columns-repeated="2" office:value-type="float" office:value="0.5" calcext:value-type="float">
            <text:p>0.5000000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91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249132" calcext:value-type="float">
            <text:p>0.2491320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922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495556" calcext:value-type="float">
            <text:p>0.4955560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931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49875" calcext:value-type="float">
            <text:p>0.4987500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940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25" calcext:value-type="float">
            <text:p>0.2500000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967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9976" calcext:value-type="float">
            <text:p>0.9976000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1976</text:p>
          </table:table-cell>
          <table:table-cell office:value-type="float" office:value="0.381579" calcext:value-type="float">
            <text:p>0.38157900</text:p>
          </table:table-cell>
          <table:table-cell office:value-type="float" office:value="0.0692521" calcext:value-type="float">
            <text:p>0.0692521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17</text:p>
          </table:table-cell>
          <table:table-cell office:value-type="float" office:value="0.392857" calcext:value-type="float">
            <text:p>0.39285700</text:p>
          </table:table-cell>
          <table:table-cell office:value-type="float" office:value="0.0544218" calcext:value-type="float">
            <text:p>0.0544218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22</text:p>
          </table:table-cell>
          <table:table-cell office:value-type="float" office:value="0.385455" calcext:value-type="float">
            <text:p>0.38545500</text:p>
          </table:table-cell>
          <table:table-cell office:value-type="float" office:value="0.0520198" calcext:value-type="float">
            <text:p>0.0520198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29</text:p>
          </table:table-cell>
          <table:table-cell office:value-type="float" office:value="0.401338" calcext:value-type="float">
            <text:p>0.40133800</text:p>
          </table:table-cell>
          <table:table-cell office:value-type="float" office:value="0.0503574" calcext:value-type="float">
            <text:p>0.0503574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36</text:p>
          </table:table-cell>
          <table:table-cell office:value-type="float" office:value="0.391975" calcext:value-type="float">
            <text:p>0.39197500</text:p>
          </table:table-cell>
          <table:table-cell office:value-type="float" office:value="0.04803" calcext:value-type="float">
            <text:p>0.0480300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47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5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6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6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73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7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0" calcext:value-type="float">
            <text:p>46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85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3" calcext:value-type="float">
            <text:p>53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87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2" calcext:value-type="float">
            <text:p>60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096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65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66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6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68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69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70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71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73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74</text:p>
          </table:table-cell>
          <table:table-cell table:number-columns-repeated="2"/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81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87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9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195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20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203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204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205</text:p>
          </table:table-cell>
          <table:table-cell table:number-columns-repeated="2"/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206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315</text:p>
          </table:table-cell>
          <table:table-cell office:value-type="float" office:value="0.447059" calcext:value-type="float">
            <text:p>0.44705900</text:p>
          </table:table-cell>
          <table:table-cell office:value-type="float" office:value="0.0747574" calcext:value-type="float">
            <text:p>0.0747574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" calcext:value-type="float">
            <text:p>13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35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237014" calcext:value-type="float">
            <text:p>0.237014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357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782639" calcext:value-type="float">
            <text:p>0.0782639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359</text:p>
          </table:table-cell>
          <table:table-cell office:value-type="float" office:value="0.470588" calcext:value-type="float">
            <text:p>0.47058800</text:p>
          </table:table-cell>
          <table:table-cell office:value-type="float" office:value="0.0371652" calcext:value-type="float">
            <text:p>0.0371652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41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533" calcext:value-type="float">
            <text:p>5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3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4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56</text:p>
          </table:table-cell>
          <table:table-cell table:number-columns-repeated="2"/>
          <table:table-cell office:value-type="float" office:value="5477" calcext:value-type="float">
            <text:p>5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68</text:p>
          </table:table-cell>
          <table:table-cell table:number-columns-repeated="2"/>
          <table:table-cell office:value-type="float" office:value="14885" calcext:value-type="float">
            <text:p>148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03" calcext:value-type="float">
            <text:p>11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21" calcext:value-type="float">
            <text:p>372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80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98" calcext:value-type="float">
            <text:p>39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82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83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60" calcext:value-type="float">
            <text:p>76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492</text:p>
          </table:table-cell>
          <table:table-cell office:value-type="float" office:value="0.357143" calcext:value-type="float">
            <text:p>0.35714300</text:p>
          </table:table-cell>
          <table:table-cell office:value-type="float" office:value="0.862245" calcext:value-type="float">
            <text:p>0.862245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505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39" calcext:value-type="float">
            <text:p>1039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512</text:p>
          </table:table-cell>
          <table:table-cell office:value-type="float" office:value="0.46" calcext:value-type="float">
            <text:p>0.46000000</text:p>
          </table:table-cell>
          <table:table-cell office:value-type="float" office:value="0.774" calcext:value-type="float">
            <text:p>0.7740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519</text:p>
          </table:table-cell>
          <table:table-cell table:number-columns-repeated="2"/>
          <table:table-cell office:value-type="float" office:value="4806" calcext:value-type="float">
            <text:p>4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54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498" calcext:value-type="float">
            <text:p>498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54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115703" calcext:value-type="float">
            <text:p>0.00115703</text:p>
          </table:table-cell>
          <table:table-cell office:value-type="float" office:value="1015" calcext:value-type="float">
            <text:p>1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59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01" calcext:value-type="float">
            <text:p>4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26</text:p>
          </table:table-cell>
          <table:table-cell table:number-columns-repeated="2"/>
          <table:table-cell office:value-type="float" office:value="22327" calcext:value-type="float">
            <text:p>223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63" calcext:value-type="float">
            <text:p>147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21" calcext:value-type="float">
            <text:p>372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3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50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10" calcext:value-type="float">
            <text:p>1110</text:p>
          </table:table-cell>
          <table:table-cell office:value-type="float" office:value="904" calcext:value-type="float">
            <text:p>9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5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76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93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791" calcext:value-type="float">
            <text:p>791</text:p>
          </table:table-cell>
          <table:table-cell office:value-type="float" office:value="631" calcext:value-type="float">
            <text:p>6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96</text:p>
          </table:table-cell>
          <table:table-cell office:value-type="float" office:value="0.0171429" calcext:value-type="float">
            <text:p>0.01714290</text:p>
          </table:table-cell>
          <table:table-cell office:value-type="float" office:value="0.0000522449" calcext:value-type="float">
            <text:p>0.00005224</text:p>
          </table:table-cell>
          <table:table-cell office:value-type="float" office:value="3500" calcext:value-type="float">
            <text:p>3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698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02</text:p>
          </table:table-cell>
          <table:table-cell office:value-type="float" office:value="0.0461538" calcext:value-type="float">
            <text:p>0.04615380</text:p>
          </table:table-cell>
          <table:table-cell office:value-type="float" office:value="0.0114645" calcext:value-type="float">
            <text:p>0.0114645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703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798" calcext:value-type="float">
            <text:p>798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07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86" calcext:value-type="float">
            <text:p>586</text:p>
          </table:table-cell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08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26" calcext:value-type="float">
            <text:p>5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712</text:p>
          </table:table-cell>
          <table:table-cell office:value-type="float" office:value="0.5" calcext:value-type="float">
            <text:p>0.5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14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33</text:p>
          </table:table-cell>
          <table:table-cell office:value-type="float" office:value="0.401235" calcext:value-type="float">
            <text:p>0.40123500</text:p>
          </table:table-cell>
          <table:table-cell office:value-type="float" office:value="0.891975" calcext:value-type="float">
            <text:p>0.8919750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73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58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61</text:p>
          </table:table-cell>
          <table:table-cell office:value-type="float" office:value="0.5" calcext:value-type="float">
            <text:p>0.5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784</text:p>
          </table:table-cell>
          <table:table-cell table:number-columns-repeated="2"/>
          <table:table-cell office:value-type="float" office:value="4501" calcext:value-type="float">
            <text:p>45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819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4" calcext:value-type="float">
            <text:p>33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82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74" calcext:value-type="float">
            <text:p>37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834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862</text:p>
          </table:table-cell>
          <table:table-cell table:number-columns-repeated="2"/>
          <table:table-cell office:value-type="float" office:value="40501" calcext:value-type="float">
            <text:p>405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640" calcext:value-type="float">
            <text:p>326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00" calcext:value-type="float">
            <text:p>8100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880</text:p>
          </table:table-cell>
          <table:table-cell office:value-type="float" office:value="0.488" calcext:value-type="float">
            <text:p>0.48800000</text:p>
          </table:table-cell>
          <table:table-cell office:value-type="float" office:value="0.903219" calcext:value-type="float">
            <text:p>0.9032190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881</text:p>
          </table:table-cell>
          <table:table-cell table:number-columns-repeated="2"/>
          <table:table-cell office:value-type="float" office:value="1512" calcext:value-type="float">
            <text:p>15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88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89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93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957</text:p>
          </table:table-cell>
          <table:table-cell office:value-type="float" office:value="0.456612" calcext:value-type="float">
            <text:p>0.45661200</text:p>
          </table:table-cell>
          <table:table-cell office:value-type="float" office:value="0.603494" calcext:value-type="float">
            <text:p>0.6034940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95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2967</text:p>
          </table:table-cell>
          <table:table-cell office:value-type="float" office:value="0.473684" calcext:value-type="float">
            <text:p>0.47368400</text:p>
          </table:table-cell>
          <table:table-cell office:value-type="float" office:value="0.0498615" calcext:value-type="float">
            <text:p>0.04986150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98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14766" calcext:value-type="float">
            <text:p>0.00021477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987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299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2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3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49</text:p>
          </table:table-cell>
          <table:table-cell office:value-type="float" office:value="0.00571429" calcext:value-type="float">
            <text:p>0.00571429</text:p>
          </table:table-cell>
          <table:table-cell office:value-type="float" office:value="0.0000130612" calcext:value-type="float">
            <text:p>0.00001306</text:p>
          </table:table-cell>
          <table:table-cell office:value-type="float" office:value="7000" calcext:value-type="float">
            <text:p>7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60</text:p>
          </table:table-cell>
          <table:table-cell office:value-type="float" office:value="0.00238095" calcext:value-type="float">
            <text:p>0.00238095</text:p>
          </table:table-cell>
          <table:table-cell office:value-type="float" office:value="0.000201247" calcext:value-type="float">
            <text:p>0.00020125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08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143919" calcext:value-type="float">
            <text:p>0.00001439</text:p>
          </table:table-cell>
          <table:table-cell office:value-type="float" office:value="4015" calcext:value-type="float">
            <text:p>4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8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3" calcext:value-type="float">
            <text:p>24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88</text:p>
          </table:table-cell>
          <table:table-cell table:number-columns-repeated="2"/>
          <table:table-cell office:value-type="float" office:value="3601" calcext:value-type="float">
            <text:p>36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08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05</text:p>
          </table:table-cell>
          <table:table-cell table:number-columns-repeated="2"/>
          <table:table-cell office:value-type="float" office:value="18606" calcext:value-type="float">
            <text:p>186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02" calcext:value-type="float">
            <text:p>14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21" calcext:value-type="float">
            <text:p>372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20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2" calcext:value-type="float">
            <text:p>66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22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15202" calcext:value-type="float">
            <text:p>0.00011520</text:p>
          </table:table-cell>
          <table:table-cell office:value-type="float" office:value="21124" calcext:value-type="float">
            <text:p>21124</text:p>
          </table:table-cell>
          <table:table-cell office:value-type="float" office:value="0" calcext:value-type="float">
            <text:p>0</text:p>
          </table:table-cell>
          <table:table-cell office:value-type="float" office:value="17136" calcext:value-type="float">
            <text:p>1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03" calcext:value-type="float">
            <text:p>36703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147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19" calcext:value-type="float">
            <text:p>41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70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77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598" calcext:value-type="float">
            <text:p>1598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81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185</text:p>
          </table:table-cell>
          <table:table-cell table:number-columns-repeated="2"/>
          <table:table-cell office:value-type="float" office:value="18001" calcext:value-type="float">
            <text:p>18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60" calcext:value-type="float">
            <text:p>14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192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9" calcext:value-type="float">
            <text:p>47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22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24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516" calcext:value-type="float">
            <text:p>51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247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279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29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361144" calcext:value-type="float">
            <text:p>0.00000361</text:p>
          </table:table-cell>
          <table:table-cell office:value-type="float" office:value="8015" calcext:value-type="float">
            <text:p>8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92" calcext:value-type="float">
            <text:p>479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07</text:p>
          </table:table-cell>
          <table:table-cell office:value-type="float" office:value="0.480469" calcext:value-type="float">
            <text:p>0.48046900</text:p>
          </table:table-cell>
          <table:table-cell office:value-type="float" office:value="0.615234" calcext:value-type="float">
            <text:p>0.615234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312</text:p>
          </table:table-cell>
          <table:table-cell table:number-columns-repeated="2"/>
          <table:table-cell office:value-type="float" office:value="41406" calcext:value-type="float">
            <text:p>41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002" calcext:value-type="float">
            <text:p>33002</text:p>
          </table:table-cell>
          <table:table-cell office:value-type="float" office:value="0" calcext:value-type="float">
            <text:p>0</text:p>
          </table:table-cell>
          <table:table-cell office:value-type="float" office:value="8281" calcext:value-type="float">
            <text:p>8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26</text:p>
          </table:table-cell>
          <table:table-cell office:value-type="float" office:value="0.0257143" calcext:value-type="float">
            <text:p>0.02571430</text:p>
          </table:table-cell>
          <table:table-cell office:value-type="float" office:value="0.00020898" calcext:value-type="float">
            <text:p>0.00020898</text:p>
          </table:table-cell>
          <table:table-cell office:value-type="float" office:value="1750" calcext:value-type="float">
            <text:p>17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34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5" calcext:value-type="float">
            <text:p>71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37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38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47</text:p>
          </table:table-cell>
          <table:table-cell office:value-type="float" office:value="0.517751" calcext:value-type="float">
            <text:p>0.51775100</text:p>
          </table:table-cell>
          <table:table-cell office:value-type="float" office:value="0.857988" calcext:value-type="float">
            <text:p>0.8579880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35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61</text:p>
          </table:table-cell>
          <table:table-cell office:value-type="float" office:value="0.450195" calcext:value-type="float">
            <text:p>0.45019500</text:p>
          </table:table-cell>
          <table:table-cell office:value-type="float" office:value="0.312195" calcext:value-type="float">
            <text:p>0.3121950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369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85" calcext:value-type="float">
            <text:p>48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80</text:p>
          </table:table-cell>
          <table:table-cell office:value-type="float" office:value="0.0340296" calcext:value-type="float">
            <text:p>0.03402960</text:p>
          </table:table-cell>
          <table:table-cell office:value-type="float" office:value="0.000336902" calcext:value-type="float">
            <text:p>0.00033690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float" office:value="8904" calcext:value-type="float">
            <text:p>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3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38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402</text:p>
          </table:table-cell>
          <table:table-cell office:value-type="float" office:value="0.472222" calcext:value-type="float">
            <text:p>0.47222200</text:p>
          </table:table-cell>
          <table:table-cell office:value-type="float" office:value="0.814815" calcext:value-type="float">
            <text:p>0.8148150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41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9025" calcext:value-type="float">
            <text:p>0.09025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416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3496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02</text:p>
          </table:table-cell>
          <table:table-cell table:number-columns-repeated="2"/>
          <table:table-cell office:value-type="float" office:value="13010" calcext:value-type="float">
            <text:p>13010</text:p>
          </table:table-cell>
          <table:table-cell office:value-type="float" office:value="0" calcext:value-type="float">
            <text:p>0</text:p>
          </table:table-cell>
          <table:table-cell office:value-type="float" office:value="10920" calcext:value-type="float">
            <text:p>1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05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06</text:p>
          </table:table-cell>
          <table:table-cell office:value-type="float" office:value="0.504032" calcext:value-type="float">
            <text:p>0.50403200</text:p>
          </table:table-cell>
          <table:table-cell office:value-type="float" office:value="0.00780437" calcext:value-type="float">
            <text:p>0.00780437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08</text:p>
          </table:table-cell>
          <table:table-cell table:number-columns-repeated="2"/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1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8" calcext:value-type="float">
            <text:p>4568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11</text:p>
          </table:table-cell>
          <table:table-cell table:number-columns-repeated="2"/>
          <table:table-cell office:value-type="float" office:value="5742" calcext:value-type="float">
            <text:p>5742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1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1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float" office:value="504" calcext:value-type="float">
            <text:p>504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14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1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22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2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131868" calcext:value-type="float">
            <text:p>0.1318680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24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697" calcext:value-type="float">
            <text:p>69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25</text:p>
          </table:table-cell>
          <table:table-cell office:value-type="float" office:value="0.475129" calcext:value-type="float">
            <text:p>0.47512900</text:p>
          </table:table-cell>
          <table:table-cell office:value-type="float" office:value="0.000543315" calcext:value-type="float">
            <text:p>0.00054332</text:p>
          </table:table-cell>
          <table:table-cell office:value-type="float" office:value="1749" calcext:value-type="float">
            <text:p>1749</text:p>
          </table:table-cell>
          <table:table-cell office:value-type="float" office:value="1662" calcext:value-type="float">
            <text:p>1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10" calcext:value-type="float">
            <text:p>17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29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944" calcext:value-type="float">
            <text:p>944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4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1503" calcext:value-type="float">
            <text:p>0.00000150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4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54</text:p>
          </table:table-cell>
          <table:table-cell office:value-type="float" office:value="0.138021" calcext:value-type="float">
            <text:p>0.13802100</text:p>
          </table:table-cell>
          <table:table-cell office:value-type="float" office:value="0.232103" calcext:value-type="float">
            <text:p>0.232103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6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65</text:p>
          </table:table-cell>
          <table:table-cell office:value-type="float" office:value="0.503623" calcext:value-type="float">
            <text:p>0.50362300</text:p>
          </table:table-cell>
          <table:table-cell office:value-type="float" office:value="0.0138626" calcext:value-type="float">
            <text:p>0.0138626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8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8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84</text:p>
          </table:table-cell>
          <table:table-cell office:value-type="float" office:value="0.439394" calcext:value-type="float">
            <text:p>0.43939400</text:p>
          </table:table-cell>
          <table:table-cell office:value-type="float" office:value="0.0802844" calcext:value-type="float">
            <text:p>0.0802844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12" calcext:value-type="float">
            <text:p>10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87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126667" calcext:value-type="float">
            <text:p>0.126667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88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92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596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370" calcext:value-type="float">
            <text:p>37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05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5" calcext:value-type="float">
            <text:p>4315</text:p>
          </table:table-cell>
          <table:table-cell office:value-type="float" office:value="818" calcext:value-type="float">
            <text:p>81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14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126667" calcext:value-type="float">
            <text:p>0.126667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20</text:p>
          </table:table-cell>
          <table:table-cell table:number-columns-repeated="2"/>
          <table:table-cell office:value-type="float" office:value="3472" calcext:value-type="float">
            <text:p>3472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1" calcext:value-type="float">
            <text:p>4071</text:p>
          </table:table-cell>
          <table:table-cell office:value-type="float" office:value="943" calcext:value-type="float">
            <text:p>943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21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432" calcext:value-type="float">
            <text:p>432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22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24</text:p>
          </table:table-cell>
          <table:table-cell table:number-columns-repeated="2"/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25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31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42</text:p>
          </table:table-cell>
          <table:table-cell office:value-type="float" office:value="0.497585" calcext:value-type="float">
            <text:p>0.49758500</text:p>
          </table:table-cell>
          <table:table-cell office:value-type="float" office:value="0.00377885" calcext:value-type="float">
            <text:p>0.00377885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43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4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4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48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50</text:p>
          </table:table-cell>
          <table:table-cell office:value-type="float" office:value="0.504228" calcext:value-type="float">
            <text:p>0.50422800</text:p>
          </table:table-cell>
          <table:table-cell office:value-type="float" office:value="0.00413" calcext:value-type="float">
            <text:p>0.00413000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51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float" office:value="576" calcext:value-type="float">
            <text:p>576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59</text:p>
          </table:table-cell>
          <table:table-cell table:number-columns-repeated="2"/>
          <table:table-cell office:value-type="float" office:value="5537" calcext:value-type="float">
            <text:p>5537</text:p>
          </table:table-cell>
          <table:table-cell office:value-type="float" office:value="960" calcext:value-type="float">
            <text:p>9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37" calcext:value-type="float">
            <text:p>5537</text:p>
          </table:table-cell>
          <table:table-cell office:value-type="float" office:value="1697" calcext:value-type="float">
            <text:p>1697</text:p>
          </table:table-cell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61</text:p>
          </table:table-cell>
          <table:table-cell table:number-columns-repeated="2"/>
          <table:table-cell office:value-type="float" office:value="23813" calcext:value-type="float">
            <text:p>23813</text:p>
          </table:table-cell>
          <table:table-cell office:value-type="float" office:value="0" calcext:value-type="float">
            <text:p>0</text:p>
          </table:table-cell>
          <table:table-cell office:value-type="float" office:value="10816" calcext:value-type="float">
            <text:p>1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24" calcext:value-type="float">
            <text:p>11024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6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70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76</text:p>
          </table:table-cell>
          <table:table-cell table:number-columns-repeated="2"/>
          <table:table-cell office:value-type="float" office:value="9030" calcext:value-type="float">
            <text:p>90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77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78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8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8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0</text:p>
          </table:table-cell>
          <table:table-cell table:number-columns-repeated="2"/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2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3</text:p>
          </table:table-cell>
          <table:table-cell office:value-type="float" office:value="0.493794" calcext:value-type="float">
            <text:p>0.49379400</text:p>
          </table:table-cell>
          <table:table-cell office:value-type="float" office:value="0.00347065" calcext:value-type="float">
            <text:p>0.00347065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4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04832" calcext:value-type="float">
            <text:p>0.00030483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26765" calcext:value-type="float">
            <text:p>0.00032677</text:p>
          </table:table-cell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699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541" calcext:value-type="float">
            <text:p>54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01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03</text:p>
          </table:table-cell>
          <table:table-cell office:value-type="float" office:value="0.466667" calcext:value-type="float">
            <text:p>0.46666700</text:p>
          </table:table-cell>
          <table:table-cell office:value-type="float" office:value="0.84638" calcext:value-type="float">
            <text:p>0.846380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05</text:p>
          </table:table-cell>
          <table:table-cell office:value-type="float" office:value="0.505291" calcext:value-type="float">
            <text:p>0.50529100</text:p>
          </table:table-cell>
          <table:table-cell office:value-type="float" office:value="0.0101901" calcext:value-type="float">
            <text:p>0.0101901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06</text:p>
          </table:table-cell>
          <table:table-cell office:value-type="float" office:value="0.502134" calcext:value-type="float">
            <text:p>0.50213400</text:p>
          </table:table-cell>
          <table:table-cell office:value-type="float" office:value="0.00553612" calcext:value-type="float">
            <text:p>0.00553612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0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952239" calcext:value-type="float">
            <text:p>0.00000952</text:p>
          </table:table-cell>
          <table:table-cell office:value-type="float" office:value="12930" calcext:value-type="float">
            <text:p>129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17" calcext:value-type="float">
            <text:p>12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09</text:p>
          </table:table-cell>
          <table:table-cell office:value-type="float" office:value="0.48" calcext:value-type="float">
            <text:p>0.48000000</text:p>
          </table:table-cell>
          <table:table-cell office:value-type="float" office:value="0.918333" calcext:value-type="float">
            <text:p>0.91833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13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14</text:p>
          </table:table-cell>
          <table:table-cell office:value-type="float" office:value="0.975" calcext:value-type="float">
            <text:p>0.97500000</text:p>
          </table:table-cell>
          <table:table-cell office:value-type="float" office:value="0.325" calcext:value-type="float">
            <text:p>0.325000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1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25</text:p>
          </table:table-cell>
          <table:table-cell table:number-columns-repeated="2"/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288" calcext:value-type="float">
            <text:p>288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26</text:p>
          </table:table-cell>
          <table:table-cell table:number-columns-repeated="2"/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565" calcext:value-type="float">
            <text:p>56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27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2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29</text:p>
          </table:table-cell>
          <table:table-cell table:number-columns-repeated="2"/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33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34</text:p>
          </table:table-cell>
          <table:table-cell table:number-columns-repeated="2"/>
          <table:table-cell office:value-type="float" office:value="7571" calcext:value-type="float">
            <text:p>757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0" calcext:value-type="float">
            <text:p>7690</text:p>
          </table:table-cell>
          <table:table-cell office:value-type="float" office:value="4779" calcext:value-type="float">
            <text:p>4779</text:p>
          </table:table-cell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38</text:p>
          </table:table-cell>
          <table:table-cell office:value-type="float" office:value="0.498851" calcext:value-type="float">
            <text:p>0.49885100</text:p>
          </table:table-cell>
          <table:table-cell office:value-type="float" office:value="0.00887832" calcext:value-type="float">
            <text:p>0.00887832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45</text:p>
          </table:table-cell>
          <table:table-cell office:value-type="float" office:value="0.495385" calcext:value-type="float">
            <text:p>0.49538500</text:p>
          </table:table-cell>
          <table:table-cell office:value-type="float" office:value="0.0118154" calcext:value-type="float">
            <text:p>0.0118154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4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50</text:p>
          </table:table-cell>
          <table:table-cell office:value-type="float" office:value="0.985714" calcext:value-type="float">
            <text:p>0.98571400</text:p>
          </table:table-cell>
          <table:table-cell office:value-type="float" office:value="0.328571" calcext:value-type="float">
            <text:p>0.328571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51</text:p>
          </table:table-cell>
          <table:table-cell office:value-type="float" office:value="0.98" calcext:value-type="float">
            <text:p>0.98000000</text:p>
          </table:table-cell>
          <table:table-cell office:value-type="float" office:value="0.326667" calcext:value-type="float">
            <text:p>0.326667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52</text:p>
          </table:table-cell>
          <table:table-cell office:value-type="float" office:value="0.47619" calcext:value-type="float">
            <text:p>0.47619000</text:p>
          </table:table-cell>
          <table:table-cell office:value-type="float" office:value="0.0373681" calcext:value-type="float">
            <text:p>0.0373681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" calcext:value-type="float">
            <text:p>6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57</text:p>
          </table:table-cell>
          <table:table-cell office:value-type="float" office:value="0.380435" calcext:value-type="float">
            <text:p>0.38043500</text:p>
          </table:table-cell>
          <table:table-cell office:value-type="float" office:value="0.00960276" calcext:value-type="float">
            <text:p>0.00960276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6" calcext:value-type="float">
            <text:p>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62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279753" calcext:value-type="float">
            <text:p>0.279753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72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38241" calcext:value-type="float">
            <text:p>0.0382410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0" calcext:value-type="float">
            <text:p>4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75</text:p>
          </table:table-cell>
          <table:table-cell office:value-type="float" office:value="0.983333" calcext:value-type="float">
            <text:p>0.98333300</text:p>
          </table:table-cell>
          <table:table-cell office:value-type="float" office:value="0.327778" calcext:value-type="float">
            <text:p>0.327778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8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85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90</text:p>
          </table:table-cell>
          <table:table-cell office:value-type="float" office:value="0.0871795" calcext:value-type="float">
            <text:p>0.08717950</text:p>
          </table:table-cell>
          <table:table-cell office:value-type="float" office:value="0.232373" calcext:value-type="float">
            <text:p>0.232373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92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28933" calcext:value-type="float">
            <text:p>0.00032893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94</text:p>
          </table:table-cell>
          <table:table-cell table:number-columns-repeated="2"/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97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798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03</text:p>
          </table:table-cell>
          <table:table-cell office:value-type="float" office:value="0.426316" calcext:value-type="float">
            <text:p>0.42631600</text:p>
          </table:table-cell>
          <table:table-cell office:value-type="float" office:value="0.140609" calcext:value-type="float">
            <text:p>0.140609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0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13</text:p>
          </table:table-cell>
          <table:table-cell table:number-columns-repeated="2"/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14</text:p>
          </table:table-cell>
          <table:table-cell office:value-type="float" office:value="0.0416667" calcext:value-type="float">
            <text:p>0.04166670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1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3125" calcext:value-type="float">
            <text:p>0.0312500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1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22</text:p>
          </table:table-cell>
          <table:table-cell office:value-type="float" office:value="0.498258" calcext:value-type="float">
            <text:p>0.49825800</text:p>
          </table:table-cell>
          <table:table-cell office:value-type="float" office:value="0.00453245" calcext:value-type="float">
            <text:p>0.00453245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25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32</text:p>
          </table:table-cell>
          <table:table-cell office:value-type="float" office:value="0.502674" calcext:value-type="float">
            <text:p>0.50267400</text:p>
          </table:table-cell>
          <table:table-cell office:value-type="float" office:value="0.00691406" calcext:value-type="float">
            <text:p>0.00691406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34</text:p>
          </table:table-cell>
          <table:table-cell office:value-type="float" office:value="0.6" calcext:value-type="float">
            <text:p>0.60000000</text:p>
          </table:table-cell>
          <table:table-cell office:value-type="float" office:value="0.98" calcext:value-type="float">
            <text:p>0.9800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38</text:p>
          </table:table-cell>
          <table:table-cell office:value-type="float" office:value="0.496154" calcext:value-type="float">
            <text:p>0.49615400</text:p>
          </table:table-cell>
          <table:table-cell office:value-type="float" office:value="0.00499671" calcext:value-type="float">
            <text:p>0.00499671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40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41</text:p>
          </table:table-cell>
          <table:table-cell office:value-type="float" office:value="0.44" calcext:value-type="float">
            <text:p>0.44000000</text:p>
          </table:table-cell>
          <table:table-cell office:value-type="float" office:value="0.102222" calcext:value-type="float">
            <text:p>0.1022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0</text:p>
          </table:table-cell>
          <table:table-cell office:value-type="float" office:value="0.502041" calcext:value-type="float">
            <text:p>0.50204100</text:p>
          </table:table-cell>
          <table:table-cell office:value-type="float" office:value="0.00319867" calcext:value-type="float">
            <text:p>0.00319867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2</text:p>
          </table:table-cell>
          <table:table-cell office:value-type="float" office:value="0.506494" calcext:value-type="float">
            <text:p>0.50649400</text:p>
          </table:table-cell>
          <table:table-cell office:value-type="float" office:value="0.0164914" calcext:value-type="float">
            <text:p>0.0164914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4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5</text:p>
          </table:table-cell>
          <table:table-cell table:number-columns-repeated="2"/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6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7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59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60</text:p>
          </table:table-cell>
          <table:table-cell office:value-type="float" office:value="0.448276" calcext:value-type="float">
            <text:p>0.44827600</text:p>
          </table:table-cell>
          <table:table-cell office:value-type="float" office:value="0.0867116" calcext:value-type="float">
            <text:p>0.0867116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6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19289" calcext:value-type="float">
            <text:p>0.00021929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63</text:p>
          </table:table-cell>
          <table:table-cell table:number-columns-repeated="2"/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65</text:p>
          </table:table-cell>
          <table:table-cell office:value-type="float" office:value="0.48" calcext:value-type="float">
            <text:p>0.48000000</text:p>
          </table:table-cell>
          <table:table-cell office:value-type="float" office:value="0.906667" calcext:value-type="float">
            <text:p>0.906667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70</text:p>
          </table:table-cell>
          <table:table-cell office:value-type="float" office:value="0.489011" calcext:value-type="float">
            <text:p>0.48901100</text:p>
          </table:table-cell>
          <table:table-cell office:value-type="float" office:value="0.23095" calcext:value-type="float">
            <text:p>0.2309500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7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951814" calcext:value-type="float">
            <text:p>0.00095181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72</text:p>
          </table:table-cell>
          <table:table-cell table:number-columns-repeated="2"/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360" calcext:value-type="float">
            <text:p>36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77</text:p>
          </table:table-cell>
          <table:table-cell office:value-type="float" office:value="0.503175" calcext:value-type="float">
            <text:p>0.50317500</text:p>
          </table:table-cell>
          <table:table-cell office:value-type="float" office:value="0.0061678" calcext:value-type="float">
            <text:p>0.0061678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79</text:p>
          </table:table-cell>
          <table:table-cell table:number-columns-repeated="2"/>
          <table:table-cell office:value-type="float" office:value="23826" calcext:value-type="float">
            <text:p>23826</text:p>
          </table:table-cell>
          <table:table-cell office:value-type="float" office:value="0" calcext:value-type="float">
            <text:p>0</text:p>
          </table:table-cell>
          <table:table-cell office:value-type="float" office:value="10920" calcext:value-type="float">
            <text:p>1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45" calcext:value-type="float">
            <text:p>21945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883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177937" calcext:value-type="float">
            <text:p>0.1779370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913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923</text:p>
          </table:table-cell>
          <table:table-cell office:value-type="float" office:value="0.536709" calcext:value-type="float">
            <text:p>0.53670900</text:p>
          </table:table-cell>
          <table:table-cell office:value-type="float" office:value="0.0510687" calcext:value-type="float">
            <text:p>0.0510687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931</text:p>
          </table:table-cell>
          <table:table-cell office:value-type="float" office:value="0.503165" calcext:value-type="float">
            <text:p>0.50316500</text:p>
          </table:table-cell>
          <table:table-cell office:value-type="float" office:value="0.0448846" calcext:value-type="float">
            <text:p>0.0448846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3980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409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4" calcext:value-type="float">
            <text:p>0.04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427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626562" calcext:value-type="float">
            <text:p>0.0626562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4455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1" calcext:value-type="float">
            <text:p>900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472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1" calcext:value-type="float">
            <text:p>600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48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4" calcext:value-type="float">
            <text:p>607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023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55" calcext:value-type="float">
            <text:p>9155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442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8" calcext:value-type="float">
            <text:p>608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52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707358" calcext:value-type="float">
            <text:p>0.00000707</text:p>
          </table:table-cell>
          <table:table-cell office:value-type="float" office:value="25609" calcext:value-type="float">
            <text:p>25609</text:p>
          </table:table-cell>
          <table:table-cell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48" calcext:value-type="float">
            <text:p>64348</text:p>
          </table:table-cell>
          <table:table-cell office:value-type="float" office:value="12305" calcext:value-type="float">
            <text:p>12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543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70584" calcext:value-type="float">
            <text:p>0.00000706</text:p>
          </table:table-cell>
          <table:table-cell office:value-type="float" office:value="25700" calcext:value-type="float">
            <text:p>25700</text:p>
          </table:table-cell>
          <table:table-cell office:value-type="float" office:value="0" calcext:value-type="float">
            <text:p>0</text:p>
          </table:table-cell>
          <table:table-cell office:value-type="float" office:value="4514" calcext:value-type="float">
            <text:p>4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96" calcext:value-type="float">
            <text:p>64096</text:p>
          </table:table-cell>
          <table:table-cell office:value-type="float" office:value="12328" calcext:value-type="float">
            <text:p>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554</text:p>
          </table:table-cell>
          <table:table-cell table:number-columns-repeated="2"/>
          <table:table-cell office:value-type="float" office:value="35370" calcext:value-type="float">
            <text:p>35370</text:p>
          </table:table-cell>
          <table:table-cell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69" calcext:value-type="float">
            <text:p>64769</text:p>
          </table:table-cell>
          <table:table-cell office:value-type="float" office:value="12158" calcext:value-type="float">
            <text:p>12158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573</text:p>
          </table:table-cell>
          <table:table-cell table:number-columns-repeated="2"/>
          <table:table-cell office:value-type="float" office:value="28142" calcext:value-type="float">
            <text:p>28142</text:p>
          </table:table-cell>
          <table:table-cell office:value-type="float" office:value="0" calcext:value-type="float">
            <text:p>0</text:p>
          </table:table-cell>
          <table:table-cell office:value-type="float" office:value="4450" calcext:value-type="float">
            <text:p>4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976" calcext:value-type="float">
            <text:p>72976</text:p>
          </table:table-cell>
          <table:table-cell office:value-type="float" office:value="4987" calcext:value-type="float">
            <text:p>4987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57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318512" calcext:value-type="float">
            <text:p>0.00003185</text:p>
          </table:table-cell>
          <table:table-cell office:value-type="float" office:value="6014" calcext:value-type="float">
            <text:p>6014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90" calcext:value-type="float">
            <text:p>15690</text:p>
          </table:table-cell>
          <table:table-cell office:value-type="float" office:value="2703" calcext:value-type="float">
            <text:p>2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721</text:p>
          </table:table-cell>
          <table:table-cell office:value-type="float" office:value="0.51" calcext:value-type="float">
            <text:p>0.51000000</text:p>
          </table:table-cell>
          <table:table-cell office:value-type="float" office:value="0.768356" calcext:value-type="float">
            <text:p>0.76835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725</text:p>
          </table:table-cell>
          <table:table-cell office:value-type="float" office:value="0.498542" calcext:value-type="float">
            <text:p>0.49854200</text:p>
          </table:table-cell>
          <table:table-cell office:value-type="float" office:value="0.0174927" calcext:value-type="float">
            <text:p>0.0174927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75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1" calcext:value-type="float">
            <text:p>0.01000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875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78855" calcext:value-type="float">
            <text:p>0.78855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881</text:p>
          </table:table-cell>
          <table:table-cell office:value-type="float" office:value="0.508333" calcext:value-type="float">
            <text:p>0.50833300</text:p>
          </table:table-cell>
          <table:table-cell office:value-type="float" office:value="0.294861" calcext:value-type="float">
            <text:p>0.294861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882</text:p>
          </table:table-cell>
          <table:table-cell office:value-type="float" office:value="0.506667" calcext:value-type="float">
            <text:p>0.50666700</text:p>
          </table:table-cell>
          <table:table-cell office:value-type="float" office:value="0.781422" calcext:value-type="float">
            <text:p>0.781422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09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.09648" calcext:value-type="float">
            <text:p>0.096480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22</text:p>
          </table:table-cell>
          <table:table-cell office:value-type="float" office:value="0.502" calcext:value-type="float">
            <text:p>0.50200000</text:p>
          </table:table-cell>
          <table:table-cell office:value-type="float" office:value="0.098224" calcext:value-type="float">
            <text:p>0.0982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24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0622742" calcext:value-type="float">
            <text:p>0.00000062</text:p>
          </table:table-cell>
          <table:table-cell office:value-type="float" office:value="15520" calcext:value-type="float">
            <text:p>155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60" calcext:value-type="float">
            <text:p>36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25</text:p>
          </table:table-cell>
          <table:table-cell table:number-columns-repeated="2"/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26</text:p>
          </table:table-cell>
          <table:table-cell table:number-columns-repeated="2"/>
          <table:table-cell office:value-type="float" office:value="33601" calcext:value-type="float">
            <text:p>33601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23" calcext:value-type="float">
            <text:p>1192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27</text:p>
          </table:table-cell>
          <table:table-cell table:number-columns-repeated="2"/>
          <table:table-cell office:value-type="float" office:value="33601" calcext:value-type="float">
            <text:p>33601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63" calcext:value-type="float">
            <text:p>1196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35</text:p>
          </table:table-cell>
          <table:table-cell office:value-type="float" office:value="0.51" calcext:value-type="float">
            <text:p>0.51000000</text:p>
          </table:table-cell>
          <table:table-cell office:value-type="float" office:value="0.99" calcext:value-type="float">
            <text:p>0.9900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44</text:p>
          </table:table-cell>
          <table:table-cell office:value-type="float" office:value="0.51" calcext:value-type="float">
            <text:p>0.51000000</text:p>
          </table:table-cell>
          <table:table-cell office:value-type="float" office:value="0.99" calcext:value-type="float">
            <text:p>0.99000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62</text:p>
          </table:table-cell>
          <table:table-cell office:value-type="float" office:value="0.506667" calcext:value-type="float">
            <text:p>0.50666700</text:p>
          </table:table-cell>
          <table:table-cell office:value-type="float" office:value="0.993333" calcext:value-type="float">
            <text:p>0.993333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71</text:p>
          </table:table-cell>
          <table:table-cell office:value-type="float" office:value="0.506667" calcext:value-type="float">
            <text:p>0.50666700</text:p>
          </table:table-cell>
          <table:table-cell office:value-type="float" office:value="0.993333" calcext:value-type="float">
            <text:p>0.993333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5980</text:p>
          </table:table-cell>
          <table:table-cell office:value-type="float" office:value="0.506667" calcext:value-type="float">
            <text:p>0.50666700</text:p>
          </table:table-cell>
          <table:table-cell office:value-type="float" office:value="0.993333" calcext:value-type="float">
            <text:p>0.993333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1" calcext:value-type="float">
            <text:p>8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28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6310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631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6324</text:p>
          </table:table-cell>
          <table:table-cell office:value-type="float" office:value="0.509375" calcext:value-type="float">
            <text:p>0.50937500</text:p>
          </table:table-cell>
          <table:table-cell office:value-type="float" office:value="0.312656" calcext:value-type="float">
            <text:p>0.312656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487</text:p>
          </table:table-cell>
          <table:table-cell office:value-type="float" office:value="0.509709" calcext:value-type="float">
            <text:p>0.50970900</text:p>
          </table:table-cell>
          <table:table-cell office:value-type="float" office:value="0.20845" calcext:value-type="float">
            <text:p>0.2084500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597</text:p>
          </table:table-cell>
          <table:table-cell office:value-type="float" office:value="0.456667" calcext:value-type="float">
            <text:p>0.45666700</text:p>
          </table:table-cell>
          <table:table-cell office:value-type="float" office:value="0.973494" calcext:value-type="float">
            <text:p>0.97349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647</text:p>
          </table:table-cell>
          <table:table-cell office:value-type="float" office:value="0.700159" calcext:value-type="float">
            <text:p>0.70015900</text:p>
          </table:table-cell>
          <table:table-cell office:value-type="float" office:value="0.0722206" calcext:value-type="float">
            <text:p>0.07222060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757</text:p>
          </table:table-cell>
          <table:table-cell office:value-type="float" office:value="0.360704" calcext:value-type="float">
            <text:p>0.36070400</text:p>
          </table:table-cell>
          <table:table-cell office:value-type="float" office:value="0.0474359" calcext:value-type="float">
            <text:p>0.04743590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764</text:p>
          </table:table-cell>
          <table:table-cell office:value-type="float" office:value="0.351038" calcext:value-type="float">
            <text:p>0.35103800</text:p>
          </table:table-cell>
          <table:table-cell office:value-type="float" office:value="0.0472521" calcext:value-type="float">
            <text:p>0.04725210</text:p>
          </table:table-cell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799</text:p>
          </table:table-cell>
          <table:table-cell office:value-type="float" office:value="0.361446" calcext:value-type="float">
            <text:p>0.36144600</text:p>
          </table:table-cell>
          <table:table-cell office:value-type="float" office:value="0.0473441" calcext:value-type="float">
            <text:p>0.04734410</text:p>
          </table:table-cell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6941</text:p>
          </table:table-cell>
          <table:table-cell office:value-type="float" office:value="0.358602" calcext:value-type="float">
            <text:p>0.35860200</text:p>
          </table:table-cell>
          <table:table-cell office:value-type="float" office:value="0.0447794" calcext:value-type="float">
            <text:p>0.04477940</text:p>
          </table:table-cell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27</text:p>
          </table:table-cell>
          <table:table-cell office:value-type="float" office:value="0.506" calcext:value-type="float">
            <text:p>0.50600000</text:p>
          </table:table-cell>
          <table:table-cell office:value-type="float" office:value="0.067674" calcext:value-type="float">
            <text:p>0.06767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39</text:p>
          </table:table-cell>
          <table:table-cell office:value-type="float" office:value="0.533333" calcext:value-type="float">
            <text:p>0.53333300</text:p>
          </table:table-cell>
          <table:table-cell office:value-type="float" office:value="0.892469" calcext:value-type="float">
            <text:p>0.892469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44</text:p>
          </table:table-cell>
          <table:table-cell office:value-type="float" office:value="0.531818" calcext:value-type="float">
            <text:p>0.53181800</text:p>
          </table:table-cell>
          <table:table-cell office:value-type="float" office:value="0.896364" calcext:value-type="float">
            <text:p>0.896364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49</text:p>
          </table:table-cell>
          <table:table-cell office:value-type="float" office:value="0.530303" calcext:value-type="float">
            <text:p>0.53030300</text:p>
          </table:table-cell>
          <table:table-cell office:value-type="float" office:value="0.89612" calcext:value-type="float">
            <text:p>0.8961200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54</text:p>
          </table:table-cell>
          <table:table-cell office:value-type="float" office:value="0.528846" calcext:value-type="float">
            <text:p>0.52884600</text:p>
          </table:table-cell>
          <table:table-cell office:value-type="float" office:value="0.896552" calcext:value-type="float">
            <text:p>0.8965520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59</text:p>
          </table:table-cell>
          <table:table-cell office:value-type="float" office:value="0.524725" calcext:value-type="float">
            <text:p>0.52472500</text:p>
          </table:table-cell>
          <table:table-cell office:value-type="float" office:value="0.896767" calcext:value-type="float">
            <text:p>0.8967670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164</text:p>
          </table:table-cell>
          <table:table-cell office:value-type="float" office:value="0.52381" calcext:value-type="float">
            <text:p>0.52381000</text:p>
          </table:table-cell>
          <table:table-cell office:value-type="float" office:value="0.896916" calcext:value-type="float">
            <text:p>0.8969160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757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8009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815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838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849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299796" calcext:value-type="float">
            <text:p>0.00002998</text:p>
          </table:table-cell>
          <table:table-cell office:value-type="float" office:value="27543" calcext:value-type="float">
            <text:p>275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50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498753" calcext:value-type="float">
            <text:p>0.00004988</text:p>
          </table:table-cell>
          <table:table-cell office:value-type="float" office:value="20050" calcext:value-type="float">
            <text:p>200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0050" calcext:value-type="float">
            <text:p>200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51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56223" calcext:value-type="float">
            <text:p>0.00015622</text:p>
          </table:table-cell>
          <table:table-cell office:value-type="float" office:value="16002" calcext:value-type="float">
            <text:p>16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2" calcext:value-type="float">
            <text:p>8002</text:p>
          </table:table-cell>
          <table:table-cell office:value-type="float" office:value="8001" calcext:value-type="float">
            <text:p>8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55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69968" calcext:value-type="float">
            <text:p>0.00069968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56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69968" calcext:value-type="float">
            <text:p>0.00069968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602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289419" calcext:value-type="float">
            <text:p>0.00002894</text:p>
          </table:table-cell>
          <table:table-cell office:value-type="float" office:value="34552" calcext:value-type="float">
            <text:p>34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983" calcext:value-type="float">
            <text:p>52983</text:p>
          </table:table-cell>
          <table:table-cell office:value-type="float" office:value="34552" calcext:value-type="float">
            <text:p>34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60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" calcext:value-type="float">
            <text:p>0.0002000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61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720981" calcext:value-type="float">
            <text:p>0.00007210</text:p>
          </table:table-cell>
          <table:table-cell office:value-type="float" office:value="13870" calcext:value-type="float">
            <text:p>138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04" calcext:value-type="float">
            <text:p>104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68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129534" calcext:value-type="float">
            <text:p>0.00129534</text:p>
          </table:table-cell>
          <table:table-cell office:value-type="float" office:value="772" calcext:value-type="float">
            <text:p>7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777</text:p>
          </table:table-cell>
          <table:table-cell office:value-type="float" office:value="0.3457" calcext:value-type="float">
            <text:p>0.34570000</text:p>
          </table:table-cell>
          <table:table-cell office:value-type="float" office:value="0.00069968" calcext:value-type="float">
            <text:p>0.00069968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78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961631" calcext:value-type="float">
            <text:p>0.00009616</text:p>
          </table:table-cell>
          <table:table-cell office:value-type="float" office:value="10399" calcext:value-type="float">
            <text:p>103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62" calcext:value-type="float">
            <text:p>11362</text:p>
          </table:table-cell>
          <table:table-cell office:value-type="float" office:value="10399" calcext:value-type="float">
            <text:p>10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79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27023" calcext:value-type="float">
            <text:p>0.00012702</text:p>
          </table:table-cell>
          <table:table-cell office:value-type="float" office:value="39204" calcext:value-type="float">
            <text:p>392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602" calcext:value-type="float">
            <text:p>19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792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28342" calcext:value-type="float">
            <text:p>0.00032834</text:p>
          </table:table-cell>
          <table:table-cell office:value-type="float" office:value="15129" calcext:value-type="float">
            <text:p>151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29" calcext:value-type="float">
            <text:p>15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84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484445" calcext:value-type="float">
            <text:p>0.04844450</text:p>
          </table:table-cell>
          <table:table-cell office:value-type="float" office:value="1546" calcext:value-type="float">
            <text:p>15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90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410594" calcext:value-type="float">
            <text:p>0.00410594</text:p>
          </table:table-cell>
          <table:table-cell office:value-type="float" office:value="5223" calcext:value-type="float">
            <text:p>5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938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49875" calcext:value-type="float">
            <text:p>0.00024988</text:p>
          </table:table-cell>
          <table:table-cell office:value-type="float" office:value="4001" calcext:value-type="float">
            <text:p>4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9" calcext:value-type="float">
            <text:p>11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899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44907" calcext:value-type="float">
            <text:p>0.00034491</text:p>
          </table:table-cell>
          <table:table-cell office:value-type="float" office:value="14400" calcext:value-type="float">
            <text:p>14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9002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346021" calcext:value-type="float">
            <text:p>0.00034602</text:p>
          </table:table-cell>
          <table:table-cell office:value-type="float" office:value="2890" calcext:value-type="float">
            <text:p>28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9004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125" calcext:value-type="float">
            <text:p>0.00001250</text:p>
          </table:table-cell>
          <table:table-cell office:value-type="float" office:value="40000" calcext:value-type="float">
            <text:p>4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1" calcext:value-type="float">
            <text:p>10001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0001" calcext:value-type="float">
            <text:p>10001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final_qplib_9030</text:p>
          </table:table-cell>
          <table:table-cell office:value-type="float" office:value="0.0022" calcext:value-type="float">
            <text:p>0.00220000</text:p>
          </table:table-cell>
          <table:table-cell office:value-type="float" office:value="0.00069968" calcext:value-type="float">
            <text:p>0.00069968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>
          <table:table-cell office:value-type="string" calcext:value-type="string">
            <text:p>final_qplib_9048</text:p>
          </table:table-cell>
          <table:table-cell office:value-type="float" office:value="0.29703" calcext:value-type="float">
            <text:p>0.29703000</text:p>
          </table:table-cell>
          <table:table-cell office:value-type="float" office:value="0.182384" calcext:value-type="float">
            <text:p>0.18238400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SCR</text:p>
          </table:table-cell>
        </table:table-row>
        <table:table-row table:style-name="ro1" table:number-rows-repeated="419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104775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'Instance Features'.A1:'Instance Features'.Q36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8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9:17:32.170910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c </meta:initial-creator>
    <meta:creation-date>2016-10-27T14:49:04</meta:creation-date>
    <dc:date>2016-12-07T09:30:39.578731213</dc:date>
    <meta:editing-duration>PT11H18M47S</meta:editing-duration>
    <meta:editing-cycles>46</meta:editing-cycles>
    <meta:generator>LibreOffice/4.2.8.2$Linux_X86_64 LibreOffice_project/420m0$Build-2</meta:generator>
    <meta:document-statistic meta:table-count="1" meta:cell-count="5866" meta:object-count="0"/>
  </office:meta>
</office:document-meta>
</file>